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ctalmadge Team name: #1 Today's date: 7/6/2016</text:p>
      <text:h text:style-name="Heading_20_1" text:outline-level="1">What tools have you we worked with so far in this class?</text:h>
      <text:list text:style-name="L2">
        <text:list-item>
          <text:p text:style-name="P2">Chrome</text:p>
        </text:list-item>
        <text:list-item>
          <text:p text:style-name="P2">Github</text:p>
        </text:list-item>
        <text:list-item>
          <text:p text:style-name="P2">Codeanywhere</text:p>
        </text:list-item>
        <text:list-item>
          <text:p text:style-name="P2">Pandoc</text:p>
        </text:list-item>
        <text:list-item>
          <text:p text:style-name="P2">Markdown</text:p>
        </text:list-item>
        <text:list-item>
          <text:p text:style-name="P2">HTML</text:p>
        </text:list-item>
      </text:list>
      <text:h text:style-name="Heading_20_1" text:outline-level="1">Which have you found most potentially useful?</text:h>
      <text:list text:style-name="L3">
        <text:list-item>
          <text:p text:style-name="P3">Github</text:p>
        </text:list-item>
        <text:list-item>
          <text:p text:style-name="P3">Pandoc</text:p>
        </text:list-item>
      </text:list>
      <text:h text:style-name="Heading_20_1" text:outline-level="1">Why?</text:h>
      <text:list text:style-name="L4">
        <text:list-item>
          <text:p text:style-name="P4">Github is a <text:span text:style-name="T3">universal</text:span> collaborating and file sharing tool that can be used for a variety of tasks.</text:p>
        </text:list-item>
        <text:list-item>
          <text:p text:style-name="P4">Pandoc is a <text:span text:style-name="T4">free</text:span> way to change any word text into a workable format.</text:p>
        </text:list-item>
      </text:list>
      <text:h text:style-name="Heading_20_1" text:outline-level="1">What tools have been the most difficult to learn?</text:h>
      <text:list text:style-name="L5">
        <text:list-item>
          <text:p text:style-name="P5">Codeanywhere</text:p>
        </text:list-item>
        <text:list-item>
          <text:p text:style-name="P5">HTML</text:p>
        </text:list-item>
      </text:list>
      <text:h text:style-name="Heading_20_1" text:outline-level="1">Why have they been particularly difficult to learn and use?</text:h>
      <text:list text:style-name="L6">
        <text:list-item>
          <text:p text:style-name="P6">Command line interfaces are completely different than graphic user interfaces and require a wide knowledge of certain terms in order to function</text:p>
        </text:list-item>
        <text:list-item>
          <text:p text:style-name="P6">HTML as it requires a near flawless use of a wide variety of tags</text:p>
        </text:list-item>
      </text:list>
      <text:h text:style-name="Heading_20_1" text:outline-level="1">What tools would you like to learn more about?</text:h>
      <text:p text:style-name="First_20_paragraph">Although I loathe to say it, HTML as it is the <text:span text:style-name="T5">language</text:span><text:span text:style-name="T6"> </text:span><text:span text:style-name="T7">of</text:span><text:span text:style-name="T8"> </text:span><text:span text:style-name="T9">the</text:span><text:span text:style-name="T10"> </text:span><text:span text:style-name="T11">internet</text:span>. With the rapid growth of the web, it will be valuable knowledge to have.</text:p>
      <text:p text:style-name="Horizontal_20_Line"/>
      <text:p text:style-name="First_20_paragraph"><text:span text:style-name="T12">When</text:span><text:span text:style-name="T13"> </text:span><text:span text:style-name="T14">you</text:span><text:span text:style-name="T15"> </text:span><text:span text:style-name="T16">are</text:span><text:span text:style-name="T17"> </text:span><text:span text:style-name="T18">finished</text:span><text:span text:style-name="T19"> </text:span><text:span text:style-name="T20">with</text:span><text:span text:style-name="T21"> </text:span><text:span text:style-name="T22">the</text:span><text:span text:style-name="T23"> </text:span><text:span text:style-name="T24">questions</text:span><text:span text:style-name="T25"> </text:span><text:span text:style-name="T26">in</text:span><text:span text:style-name="T27"> </text:span><text:span text:style-name="T28">file:</text:span></text:p>
      <text:list text:style-name="L7">
        <text:list-item>
          <text:p text:style-name="P7">I want you to change the name of the file to your GitHub username.</text:p>
        </text:list-item>
        <text:list-item>
          <text:p text:style-name="P7">You will then work as a group to convert the file to HTML, DOCX, and ODT formats, per the instructions in class.</text:p>
        </text:list-item>
        <text:list-item>
          <text:p text:style-name="P7">Then I want you to add, commit, and push your changes.</text:p>
        </text:list-item>
        <text:list-item>
          <text:p text:style-name="P7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